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20000012C35AB67394202A9F1.png" manifest:media-type="image/png"/>
  <manifest:file-entry manifest:full-path="Pictures/10000000000001C20000012C35F5B6B53DFB2456.png" manifest:media-type="image/png"/>
  <manifest:file-entry manifest:full-path="Pictures/10000000000001C20000012C7AB2117BDB851769.png" manifest:media-type="image/png"/>
  <manifest:file-entry manifest:full-path="Pictures/10000000000001C20000012C4836B6CE23B022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000000" draw:marker-start="Concave_20_short" draw:marker-start-width="0.457cm" draw:marker-end="Concave_20_short" draw:marker-end-width="0.457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106cm" svg:stroke-color="#000000" draw:marker-start="Concave_20_short" draw:marker-start-width="0.462cm" draw:marker-end="Concave_20_short" draw:marker-end-width="0.462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2cm" svg:stroke-color="#000000" draw:marker-start="Concave_20_short" draw:marker-start-width="0.356cm" draw:marker-end="Concave_20_short" draw:marker-end-width="0.35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906cm" svg:height="7.937cm" svg:x="5.246cm" svg:y="1.553cm">
          <draw:image xlink:href="Pictures/10000000000001C20000012C4836B6CE23B02218.png" xlink:type="simple" xlink:show="embed" xlink:actuate="onLoad" draw:mime-type="image/png">
            <text:p/>
          </draw:image>
        </draw:frame>
        <draw:frame draw:style-name="gr1" draw:text-style-name="P1" draw:layer="layout" svg:width="11.906cm" svg:height="7.937cm" svg:x="4.651cm" svg:y="9.878cm">
          <draw:image xlink:href="Pictures/10000000000001C20000012C35F5B6B53DFB2456.png" xlink:type="simple" xlink:show="embed" xlink:actuate="onLoad" draw:mime-type="image/png">
            <text:p/>
          </draw:image>
        </draw:frame>
        <draw:line draw:style-name="gr2" draw:text-style-name="P2" draw:layer="layout" svg:x1="7.045cm" svg:y1="3.297cm" svg:x2="7.045cm" svg:y2="3.957cm">
          <text:p/>
        </draw:line>
        <draw:line draw:style-name="gr2" draw:text-style-name="P2" draw:layer="layout" svg:x1="8.045cm" svg:y1="4.497cm" svg:x2="8.045cm" svg:y2="5.564cm">
          <text:p/>
        </draw:line>
        <draw:line draw:style-name="gr2" draw:text-style-name="P2" draw:layer="layout" svg:x1="9.045cm" svg:y1="4.698cm" svg:x2="9.045cm" svg:y2="6.374cm">
          <text:p/>
        </draw:line>
        <draw:line draw:style-name="gr2" draw:text-style-name="P2" draw:layer="layout" svg:x1="10.045cm" svg:y1="4.698cm" svg:x2="10.045cm" svg:y2="6.984cm">
          <text:p/>
        </draw:line>
        <draw:line draw:style-name="gr2" draw:text-style-name="P2" draw:layer="layout" svg:x1="11.033cm" svg:y1="4.785cm" svg:x2="11.033cm" svg:y2="7.325cm">
          <text:p/>
        </draw:line>
        <draw:line draw:style-name="gr2" draw:text-style-name="P2" draw:layer="layout" svg:x1="12.033cm" svg:y1="4.785cm" svg:x2="12.033cm" svg:y2="7.376cm">
          <text:p/>
        </draw:line>
        <draw:line draw:style-name="gr2" draw:text-style-name="P2" draw:layer="layout" svg:x1="13.014cm" svg:y1="4.785cm" svg:x2="13.014cm" svg:y2="7.528cm">
          <text:p/>
        </draw:line>
        <draw:line draw:style-name="gr2" draw:text-style-name="P2" draw:layer="layout" svg:x1="14.005cm" svg:y1="4.708cm" svg:x2="14.005cm" svg:y2="7.858cm">
          <text:p/>
        </draw:line>
        <draw:line draw:style-name="gr3" draw:text-style-name="P2" draw:layer="layout" svg:x1="6.232cm" svg:y1="12.626cm" svg:x2="6.813cm" svg:y2="14.086cm">
          <text:p/>
        </draw:line>
        <draw:line draw:style-name="gr2" draw:text-style-name="P2" draw:layer="layout" svg:x1="6.832cm" svg:y1="14.127cm" svg:x2="7.474cm" svg:y2="14.871cm">
          <text:p/>
        </draw:line>
        <draw:line draw:style-name="gr2" draw:text-style-name="P2" draw:layer="layout" svg:x1="7.489cm" svg:y1="14.894cm" svg:x2="8.088cm" svg:y2="15.456cm">
          <text:p/>
        </draw:line>
        <draw:line draw:style-name="gr2" draw:text-style-name="P2" draw:layer="layout" svg:x1="8.117cm" svg:y1="15.447cm" svg:x2="8.721cm" svg:y2="15.74cm">
          <text:p/>
        </draw:line>
        <draw:line draw:style-name="gr2" draw:text-style-name="P2" draw:layer="layout" svg:x1="8.774cm" svg:y1="15.748cm" svg:x2="9.383cm" svg:y2="15.777cm">
          <text:p/>
        </draw:line>
        <draw:line draw:style-name="gr2" draw:text-style-name="P2" draw:layer="layout" svg:x1="9.384cm" svg:y1="15.768cm" svg:x2="9.978cm" svg:y2="15.9cm">
          <text:p/>
        </draw:line>
        <draw:line draw:style-name="gr2" draw:text-style-name="P2" draw:layer="layout" svg:x1="9.994cm" svg:y1="15.921cm" svg:x2="10.602cm" svg:y2="16.269cm">
          <text:p/>
        </draw:line>
        <draw:line draw:style-name="gr2" draw:text-style-name="P2" draw:layer="layout" svg:x1="11.585cm" svg:y1="12.064cm" svg:x2="12.17cm" svg:y2="13.169cm">
          <text:p/>
        </draw:line>
        <draw:line draw:style-name="gr2" draw:text-style-name="P2" draw:layer="layout" svg:x1="12.177cm" svg:y1="13.174cm" svg:x2="12.813cm" svg:y2="13.368cm">
          <text:p/>
        </draw:line>
        <draw:line draw:style-name="gr2" draw:text-style-name="P2" draw:layer="layout" svg:x1="12.839cm" svg:y1="13.365cm" svg:x2="13.465cm" svg:y2="13.377cm">
          <text:p/>
        </draw:line>
        <draw:line draw:style-name="gr2" draw:text-style-name="P2" draw:layer="layout" svg:x1="13.473cm" svg:y1="13.375cm" svg:x2="14.079cm" svg:y2="13.472cm">
          <text:p/>
        </draw:line>
        <draw:line draw:style-name="gr2" draw:text-style-name="P2" draw:layer="layout" svg:x1="14.098cm" svg:y1="13.461cm" svg:x2="14.731cm" svg:y2="13.462cm">
          <text:p/>
        </draw:line>
        <draw:line draw:style-name="gr2" draw:text-style-name="P2" draw:layer="layout" svg:x1="14.742cm" svg:y1="13.462cm" svg:x2="15.355cm" svg:y2="13.453cm">
          <text:p/>
        </draw:line>
        <draw:line draw:style-name="gr2" draw:text-style-name="P2" draw:layer="layout" svg:x1="15.358cm" svg:y1="13.453cm" svg:x2="15.96cm" svg:y2="13.358cm">
          <text:p/>
        </draw:line>
        <draw:frame draw:style-name="gr1" draw:text-style-name="P1" draw:layer="layout" svg:width="11.906cm" svg:height="7.937cm" svg:x="4.651cm" svg:y="18.679cm">
          <draw:image xlink:href="Pictures/10000000000001C20000012C35F5B6B53DFB2456.png" xlink:type="simple" xlink:show="embed" xlink:actuate="onLoad" draw:mime-type="image/png">
            <text:p/>
          </draw:image>
        </draw:frame>
        <draw:path draw:style-name="gr4" draw:text-style-name="P2" draw:layer="layout" svg:width="0.878cm" svg:height="1.299cm" draw:transform="rotate (-0.203854456632938) translate (6.25600000033167cm 21.4559999983956cm)" svg:viewBox="0 0 879 1300" svg:d="M0 0c707 0 879 1300 879 1300">
          <text:p/>
        </draw:path>
        <draw:path draw:style-name="gr4" draw:text-style-name="P2" draw:layer="layout" svg:width="1.644cm" svg:height="1.934cm" draw:transform="rotate (-0.203854456632938) translate (6.25800000036042cm 21.4469999982565cm)" svg:viewBox="0 0 1645 1935" svg:d="M0 0c707 0 1509 1196 1645 1935">
          <text:p/>
        </draw:path>
        <draw:path draw:style-name="gr4" draw:text-style-name="P2" draw:layer="layout" svg:width="2.383cm" svg:height="2.348cm" draw:transform="rotate (-0.203854456632938) translate (6.25800000058733cm 21.4469999971589cm)" svg:viewBox="0 0 2384 2349" svg:d="M0 0c707 0 1893 734 2384 2349">
          <text:p/>
        </draw:path>
        <draw:path draw:style-name="gr4" draw:text-style-name="P2" draw:layer="layout" svg:width="3.039cm" svg:height="2.491cm" draw:transform="rotate (-0.203854456632938) translate (6.25800000049155cm 21.4469999976222cm)" svg:viewBox="0 0 3040 2492" svg:d="M0 0c707 0 2549 877 3040 2492">
          <text:p/>
        </draw:path>
        <draw:path draw:style-name="gr4" draw:text-style-name="P2" draw:layer="layout" svg:width="3.675cm" svg:height="2.421cm" draw:transform="skewX (0.00436332312998584) rotate (-0.201934594455744) translate (6.25800008013771cm 21.4469996170702cm)" svg:viewBox="0 0 3676 2422" svg:d="M0 0c706-1 3184 824 3676 2422">
          <text:p/>
        </draw:path>
        <draw:path draw:style-name="gr4" draw:text-style-name="P2" draw:layer="layout" svg:width="4.322cm" svg:height="2.437cm" draw:transform="skewX (0.00436332312998579) rotate (-0.201934594455744) translate (6.25800007780201cm 21.4469996282311cm)" svg:viewBox="0 0 4323 2438" svg:d="M0 0c706-1 3991 849 4323 2438">
          <text:p/>
        </draw:path>
        <draw:path draw:style-name="gr4" draw:text-style-name="P2" draw:layer="layout" svg:width="4.998cm" svg:height="2.629cm" draw:transform="skewX (0.00436332312998586) rotate (-0.201934594455744) translate (6.25800008228118cm 21.4469996068279cm)" svg:viewBox="0 0 4999 2630" svg:d="M0 0c706-1 4730 802 4999 2630">
          <text:p/>
        </draw:path>
        <draw:path draw:style-name="gr4" draw:text-style-name="P2" draw:layer="layout" svg:width="0.842cm" svg:height="0.973cm" draw:transform="rotate (-0.203854456632938) translate (11.5680000004428cm 20.8449999978579cm)" svg:viewBox="0 0 843 974" svg:d="M0 0c707 0 843 974 843 974">
          <text:p/>
        </draw:path>
        <draw:path draw:style-name="gr4" draw:text-style-name="P2" draw:layer="layout" svg:width="1.523cm" svg:height="1.033cm" draw:transform="rotate (-0.203854456632938) translate (11.5700000040264cm 20.8359999805232cm)" svg:viewBox="0 0 1524 1034" svg:d="M0 0c707 0 905 107 1524 1034">
          <text:p/>
        </draw:path>
        <draw:path draw:style-name="gr4" draw:text-style-name="P2" draw:layer="layout" svg:width="2.116cm" svg:height="0.91cm" draw:transform="rotate (-0.203854456632938) translate (11.5700000041206cm 20.8359999800671cm)" svg:viewBox="0 0 2117 911" svg:d="M0 0c707 0 1253 104 2117 911">
          <text:p/>
        </draw:path>
        <draw:path draw:style-name="gr4" draw:text-style-name="P2" draw:layer="layout" svg:width="2.763cm" svg:height="0.916cm" draw:transform="rotate (-0.203854456632938) translate (11.5701673497841cm 20.8351904755279cm)" svg:viewBox="0 0 2764 917" svg:d="M0 1c707 0 1559-63 2764 916">
          <text:p/>
        </draw:path>
        <draw:path draw:style-name="gr4" draw:text-style-name="P2" draw:layer="layout" svg:width="3.383cm" svg:height="0.755cm" draw:transform="skewX (0.00436332312998581) rotate (-0.201934594455744) translate (11.5708560236631cm 20.8319095792679cm)" svg:viewBox="0 0 3384 756" svg:d="M0 4c706 0 1941-103 3384 752">
          <text:p/>
        </draw:path>
        <draw:path draw:style-name="gr4" draw:text-style-name="P2" draw:layer="layout" svg:width="3.982cm" svg:height="0.653cm" draw:transform="skewX (0.00436332312998584) rotate (-0.201934594455744) translate (11.5768636884401cm 20.8032025731251cm)" svg:viewBox="0 0 3983 654" svg:d="M0 34c706-1 2695-250 3983 620">
          <text:p/>
        </draw:path>
        <draw:path draw:style-name="gr4" draw:text-style-name="P2" draw:layer="layout" svg:width="4.605cm" svg:height="0.639cm" draw:transform="skewX (0.00436332312998582) rotate (-0.201934594455744) translate (11.6127214084497cm 20.6318601585934cm)" svg:viewBox="0 0 4606 640" svg:d="M0 209c706-1 2909-686 4606 431">
          <text:p/>
        </draw:path>
      </draw:page>
      <draw:page draw:name="page2" draw:style-name="dp1" draw:master-page-name="Default">
        <draw:frame draw:style-name="gr1" draw:text-style-name="P1" draw:layer="layout" svg:width="11.906cm" svg:height="7.937cm" svg:x="4.334cm" svg:y="1.952cm">
          <draw:image xlink:href="Pictures/10000000000001C20000012C35AB67394202A9F1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1.906cm" svg:height="7.937cm" svg:x="4.987cm" svg:y="1.436cm">
          <draw:image xlink:href="Pictures/10000000000001C20000012C7AB2117BDB851769.png" xlink:type="simple" xlink:show="embed" xlink:actuate="onLoad" draw:mime-type="image/png">
            <text:p/>
          </draw:image>
        </draw:frame>
        <draw:line draw:style-name="gr2" draw:text-style-name="P2" draw:layer="layout" svg:x1="6.945cm" svg:y1="4.556cm" svg:x2="6.945cm" svg:y2="5.216cm">
          <text:p/>
        </draw:line>
        <draw:line draw:style-name="gr2" draw:text-style-name="P2" draw:layer="layout" svg:x1="8.061cm" svg:y1="5.928cm" svg:x2="8.061cm" svg:y2="6.893cm">
          <text:p/>
        </draw:line>
        <draw:line draw:style-name="gr2" draw:text-style-name="P2" draw:layer="layout" svg:x1="9.204cm" svg:y1="6.232cm" svg:x2="9.204cm" svg:y2="7.197cm">
          <text:p/>
        </draw:line>
        <draw:line draw:style-name="gr2" draw:text-style-name="P2" draw:layer="layout" svg:x1="10.304cm" svg:y1="6.733cm" svg:x2="10.304cm" svg:y2="7.19cm">
          <text:p/>
        </draw:line>
        <draw:line draw:style-name="gr2" draw:text-style-name="P2" draw:layer="layout" svg:x1="11.414cm" svg:y1="7.147cm" svg:x2="11.414cm" svg:y2="7.299cm">
          <text:p/>
        </draw:line>
        <draw:line draw:style-name="gr2" draw:text-style-name="P2" draw:layer="layout" svg:x1="12.557cm" svg:y1="6.944cm" svg:x2="12.557cm" svg:y2="7.3cm">
          <text:p/>
        </draw:line>
        <draw:line draw:style-name="gr2" draw:text-style-name="P2" draw:layer="layout" svg:x1="13.675cm" svg:y1="6.588cm" svg:x2="13.675cm" svg:y2="7.4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ill Kristan</meta:initial-creator>
    <meta:creation-date>2022-09-09T08:22:59.738501403</meta:creation-date>
    <dc:date>2022-09-09T16:23:06.430209510</dc:date>
    <dc:creator>Bill Kristan</dc:creator>
    <meta:editing-duration>PT5H26M57S</meta:editing-duration>
    <meta:editing-cycles>1</meta:editing-cycles>
    <meta:document-statistic meta:object-count="48"/>
    <meta:generator>LibreOffice/7.3.5.2$Linux_X86_64 LibreOffice_project/30$Build-2</meta:generator>
  </office:meta>
</office:document-meta>
</file>